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d402" officeooo:paragraph-rsid="0013d402" style:font-weight-asian="bold" style:font-weight-complex="bold"/>
    </style:style>
    <style:style style:name="P2" style:family="paragraph" style:parent-style-name="Standard">
      <style:text-properties fo:font-weight="bold" officeooo:rsid="00149b33" officeooo:paragraph-rsid="00149b33" style:font-weight-asian="bold" style:font-weight-complex="bold"/>
    </style:style>
    <style:style style:name="P3" style:family="paragraph" style:parent-style-name="Standard">
      <style:text-properties fo:font-size="14pt" fo:font-weight="normal" officeooo:rsid="00146b87" officeooo:paragraph-rsid="00146b87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49b33" officeooo:paragraph-rsid="00149b33" style:font-size-asian="12.25pt" style:font-weight-asian="normal" style:font-size-complex="14pt" style:font-weight-complex="normal"/>
    </style:style>
    <style:style style:name="T1" style:family="text">
      <style:text-properties officeooo:rsid="00140ccd"/>
    </style:style>
    <style:style style:name="T2" style:family="text">
      <style:text-properties fo:font-size="24pt" officeooo:rsid="00146b87" style:font-size-asian="21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S. Sd<text:span text:style-name="T1">ě</text:span>len<text:span text:style-name="T1">í</text:span> t<text:span text:style-name="T1">é</text:span>matu</text:p>
      <text:p text:style-name="P2">Remel Victor</text:p>
      <text:p text:style-name="P1"/>
      <text:p text:style-name="P1"><text:tab/><text:tab/><text:tab/><text:tab/><text:span text:style-name="T2">Síť multikin</text:span></text:p>
      <text:p text:style-name="P1"><text:span text:style-name="T2"/></text:p>
      <text:p text:style-name="P3">Chci na totom téma udělat semstrální práci, protože moc rád sleduji filmy a často chodím do kin.</text:p>
      <text:p text:style-name="P4">Téma je o tom, že budu mít síť několika kin. Každý má samozřejmě několik sálů, sadu filmů, seznam zaměstnanců a podobně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6:37:46.931622731</meta:creation-date>
    <dc:date>2022-02-26T17:17:19.368457369</dc:date>
    <meta:editing-duration>PT22S</meta:editing-duration>
    <meta:editing-cycles>1</meta:editing-cycles>
    <meta:document-statistic meta:table-count="0" meta:image-count="0" meta:object-count="0" meta:page-count="1" meta:paragraph-count="5" meta:word-count="45" meta:character-count="263" meta:non-whitespace-character-count="219"/>
    <meta:generator>LibreOffice/6.4.7.2$Linux_X86_64 LibreOffice_project/40$Build-2</meta:generator>
  </office:meta>
</office:document-meta>
</file>